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r" svg:font-family="Calir"/>
    <style:font-face style:name="Courier New" svg:font-family="'Courier New'" style:font-family-generic="modern"/>
    <style:font-face style:name="Arial Unicode MS1" svg:font-family="'Arial Unicode MS'" style:font-family-generic="swiss"/>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P2" style:family="paragraph" style:parent-style-name="Header">
      <style:paragraph-properties fo:line-height="115%" fo:text-align="center" style:justify-single-word="false"/>
      <style:text-properties style:font-name="Cambria" style:font-name-complex="Cambria"/>
    </style:style>
    <style:style style:name="P3" style:family="paragraph" style:parent-style-name="Standard_20__28_user_29_">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s" fo:country="ES" style:language-asian="zxx" style:country-asian="none" style:font-name-complex="Helvetica"/>
    </style:style>
    <style:style style:name="P4" style:family="paragraph" style:parent-style-name="Standard_20__28_user_29_">
      <style:text-properties fo:language="es" fo:country="ES"/>
    </style:style>
    <style:style style:name="P5" style:family="paragraph" style:parent-style-name="Standard_20__28_user_29_">
      <style:text-properties fo:language="es" fo:country="ES" style:language-asian="es" style:country-asian="ES"/>
    </style:style>
    <style:style style:name="P6" style:family="paragraph" style:parent-style-name="Standard_20__28_user_29_">
      <style:paragraph-properties>
        <style:tab-stops>
          <style:tab-stop style:position="9.783cm"/>
        </style:tab-stops>
      </style:paragraph-properties>
      <style:text-properties fo:language="es" fo:country="ES"/>
    </style:style>
    <style:style style:name="P7" style:family="paragraph" style:parent-style-name="Standard_20__28_user_29_">
      <style:text-properties fo:language="es" fo:country="ES" style:font-name-complex="Arial" style:font-size-complex="10pt"/>
    </style:style>
    <style:style style:name="P8" style:family="paragraph" style:parent-style-name="Standard_20__28_user_29_">
      <style:text-properties style:font-name="Calibri" fo:language="es" fo:country="ES" style:language-asian="es" style:country-asian="ES"/>
    </style:style>
    <style:style style:name="P9"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style:language-asian="es" style:country-asian="ES"/>
    </style:style>
    <style:style style:name="P10"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officeooo:rsid="000c5e4e" style:language-asian="es" style:country-asian="ES"/>
    </style:style>
    <style:style style:name="P11"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officeooo:paragraph-rsid="000c5e4e" style:language-asian="es" style:country-asian="ES"/>
    </style:style>
    <style:style style:name="P12" style:family="paragraph" style:parent-style-name="Standard_20__28_user_29_">
      <style:paragraph-properties fo:margin-top="0cm" fo:margin-bottom="0.199cm" loext:contextual-spacing="false"/>
      <style:text-properties style:font-name="Calibri" fo:language="es" fo:country="ES" style:language-asian="es" style:country-asian="ES"/>
    </style:style>
    <style:style style:name="P13" style:family="paragraph" style:parent-style-name="Standard_20__28_user_29_">
      <style:paragraph-properties fo:margin-top="0cm" fo:margin-bottom="0.199cm" loext:contextual-spacing="false"/>
      <style:text-properties style:font-name="Calibri" fo:language="es" fo:country="ES" officeooo:rsid="000c5e4e" officeooo:paragraph-rsid="000c5e4e" style:language-asian="es" style:country-asian="ES"/>
    </style:style>
    <style:style style:name="P14" style:family="paragraph" style:parent-style-name="Standard_20__28_user_29_">
      <style:paragraph-properties fo:margin-top="0cm" fo:margin-bottom="0.199cm" loext:contextual-spacing="false"/>
      <style:text-properties style:font-name="Calibri" fo:language="es" fo:country="ES" officeooo:rsid="000e1145" officeooo:paragraph-rsid="000e1145" style:language-asian="es" style:country-asian="ES"/>
    </style:style>
    <style:style style:name="P15" style:family="paragraph" style:parent-style-name="Standard_20__28_user_29_">
      <style:paragraph-properties fo:margin-left="0cm" fo:margin-right="0cm" fo:margin-top="0cm" fo:margin-bottom="0.199cm" loext:contextual-spacing="false" fo:text-indent="0cm" style:auto-text-indent="false"/>
      <style:text-properties style:font-name="Calibri" fo:language="es" fo:country="ES" fo:font-weight="bold" officeooo:rsid="000c5e4e" officeooo:paragraph-rsid="000c5e4e" style:language-asian="es" style:country-asian="ES" style:font-weight-asian="bold" style:font-weight-complex="bold"/>
    </style:style>
    <style:style style:name="P16" style:family="paragraph" style:parent-style-name="Standard_20__28_user_29_">
      <style:paragraph-properties fo:margin-left="0cm" fo:margin-right="0cm" fo:margin-top="0cm" fo:margin-bottom="0.199cm" loext:contextual-spacing="false" fo:text-indent="0cm" style:auto-text-indent="false"/>
      <style:text-properties style:font-name="Calibri" fo:language="es" fo:country="ES" fo:font-weight="bold" officeooo:rsid="000c5e4e" officeooo:paragraph-rsid="000e1145" style:language-asian="es" style:country-asian="ES" style:font-weight-asian="bold" style:font-weight-complex="bold"/>
    </style:style>
    <style:style style:name="P17" style:family="paragraph" style:parent-style-name="Heading_20_1">
      <style:text-properties fo:language="es" fo:country="ES"/>
    </style:style>
    <style:style style:name="P18" style:family="paragraph" style:parent-style-name="Heading_20_2">
      <style:paragraph-properties fo:margin-top="0.423cm" fo:margin-bottom="0.494cm" loext:contextual-spacing="false"/>
    </style:style>
    <style:style style:name="P19"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text-properties fo:font-size="10pt" fo:language="ru" fo:country="RU" style:font-name-asian="Times New Roman" style:font-size-asian="10pt" style:font-name-complex="Times New Roman" style:language-complex="ar" style:country-complex="SA"/>
    </style:style>
    <style:style style:name="P20"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style>
    <style:style style:name="P21"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text-properties style:font-name="Calibri" fo:font-size="10pt" fo:language="es" fo:country="ES" fo:font-weight="normal" officeooo:rsid="000f0ced" officeooo:paragraph-rsid="000f0ced" style:font-name-asian="Times New Roman" style:font-size-asian="10pt" style:font-weight-asian="normal" style:font-name-complex="Times New Roman" style:font-size-complex="10pt" style:language-complex="ar" style:country-complex="SA" style:font-weight-complex="normal"/>
    </style:style>
    <style:style style:name="P22" style:family="paragraph" style:parent-style-name="Standard">
      <loext:graphic-properties draw:fill="solid" draw:fill-color="#ffffff" draw:opacity="100%"/>
      <style:paragraph-properties fo:margin-left="1.482cm" fo:margin-right="0.423cm" style:line-height-at-least="0.519cm" fo:text-indent="-0.635cm" style:auto-text-indent="false" fo:background-color="#ffffff"/>
      <style:text-properties style:font-name="Calibri" fo:font-size="10pt" fo:language="es" fo:country="ES" fo:font-weight="normal" officeooo:rsid="000f0ced" officeooo:paragraph-rsid="000f0ced" style:font-name-asian="Times New Roman" style:font-size-asian="10pt" style:font-weight-asian="normal" style:font-name-complex="Times New Roman" style:font-size-complex="10pt" style:language-complex="ar" style:country-complex="SA" style:font-weight-complex="normal"/>
    </style:style>
    <style:style style:name="P23"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text-properties style:font-name="Calibri" officeooo:rsid="000f1285"/>
    </style:style>
    <style:style style:name="P24"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text-properties style:font-name="Calibri" officeooo:rsid="000f1285" officeooo:paragraph-rsid="000f1285"/>
    </style:style>
    <style:style style:name="P25" style:family="paragraph" style:parent-style-name="Standard_20__28_user_29_" style:master-page-name="Standard">
      <style:paragraph-properties style:page-number="auto"/>
    </style:style>
    <style:style style:name="P26"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officeooo:rsid="0007d185" officeooo:paragraph-rsid="000c5e4e" style:language-asian="es" style:country-asian="ES"/>
    </style:style>
    <style:style style:name="P27" style:family="paragraph" style:parent-style-name="Standard_20__28_user_29_" style:list-style-name="L1">
      <style:paragraph-properties fo:margin-top="0cm" fo:margin-bottom="0.199cm" loext:contextual-spacing="false"/>
      <style:text-properties officeooo:paragraph-rsid="0007d185"/>
    </style:style>
    <style:style style:name="P28" style:family="paragraph" style:parent-style-name="Standard_20__28_user_29_" style:list-style-name="L1">
      <style:paragraph-properties fo:margin-top="0cm" fo:margin-bottom="0.199cm" loext:contextual-spacing="false"/>
      <style:text-properties style:font-name="Calibri" fo:language="es" fo:country="ES" officeooo:rsid="0007d185" officeooo:paragraph-rsid="0007d185" style:language-asian="es" style:country-asian="ES"/>
    </style:style>
    <style:style style:name="P29" style:family="paragraph" style:parent-style-name="Standard_20__28_user_29_" style:list-style-name="L1">
      <style:paragraph-properties fo:margin-top="0cm" fo:margin-bottom="0.199cm" loext:contextual-spacing="false"/>
      <style:text-properties style:font-name="Calibri" fo:language="es" fo:country="ES" officeooo:paragraph-rsid="000a2463" style:language-asian="es" style:country-asian="ES"/>
    </style:style>
    <style:style style:name="P30" style:family="paragraph" style:parent-style-name="Standard_20__28_user_29_" style:list-style-name="L1">
      <style:paragraph-properties fo:margin-top="0cm" fo:margin-bottom="0.199cm" loext:contextual-spacing="false"/>
      <style:text-properties style:font-name="Calibri" fo:language="es" fo:country="ES" officeooo:rsid="000a2463" officeooo:paragraph-rsid="000a2463" style:language-asian="es" style:country-asian="ES"/>
    </style:style>
    <style:style style:name="P31" style:family="paragraph" style:parent-style-name="Standard_20__28_user_29_" style:list-style-name="L1">
      <style:paragraph-properties fo:margin-top="0cm" fo:margin-bottom="0.199cm" loext:contextual-spacing="false"/>
      <style:text-properties style:font-name="Calibri" fo:language="es" fo:country="ES" officeooo:rsid="000b0c69" officeooo:paragraph-rsid="000b0c69" style:language-asian="es" style:country-asian="ES"/>
    </style:style>
    <style:style style:name="P32" style:family="paragraph" style:parent-style-name="Standard_20__28_user_29_">
      <style:paragraph-properties fo:margin-left="0cm" fo:margin-right="0cm" fo:margin-top="0cm" fo:margin-bottom="0.199cm" loext:contextual-spacing="false" fo:text-indent="0cm" style:auto-text-indent="false"/>
      <style:text-properties style:font-name="Calibri" fo:language="es" fo:country="ES" fo:font-weight="bold" officeooo:rsid="000e1145" officeooo:paragraph-rsid="000e1145" style:language-asian="es" style:country-asian="ES" style:font-weight-asian="bold" style:font-weight-complex="bold"/>
    </style:style>
    <style:style style:name="T1" style:family="text">
      <style:text-properties fo:language="es" fo:country="ES"/>
    </style:style>
    <style:style style:name="T2" style:family="text">
      <style:text-properties fo:language="es" fo:country="ES" style:font-name-complex="Arial" style:font-size-complex="10pt"/>
    </style:style>
    <style:style style:name="T3" style:family="text">
      <style:text-properties fo:font-style="italic" style:font-style-asian="italic"/>
    </style:style>
    <style:style style:name="T4" style:family="text">
      <style:text-properties fo:font-size="10pt" style:font-name-asian="Times New Roman" style:font-size-asian="10pt" style:font-name-complex="Times New Roman" style:language-complex="ar" style:country-complex="SA"/>
    </style:style>
    <style:style style:name="T5" style:family="text">
      <style:text-properties fo:font-size="10pt" fo:language="ru" fo:country="RU" style:font-name-asian="Times New Roman" style:font-size-asian="10pt" style:font-name-complex="Times New Roman" style:language-complex="ar" style:country-complex="SA"/>
    </style:style>
    <style:style style:name="T6" style:family="text">
      <style:text-properties style:font-name-complex="Arial" style:font-size-complex="10pt"/>
    </style:style>
    <style:style style:name="T7" style:family="text">
      <style:text-properties style:font-name="Calibri" fo:language="es" fo:country="ES" style:language-asian="es" style:country-asian="ES"/>
    </style:style>
    <style:style style:name="T8" style:family="text">
      <style:text-properties style:font-name="Calibri" fo:language="es" fo:country="ES" officeooo:rsid="0007d185" style:language-asian="es" style:country-asian="ES"/>
    </style:style>
    <style:style style:name="T9" style:family="text">
      <style:text-properties fo:font-weight="bold" style:font-weight-asian="bold" style:font-weight-complex="bold"/>
    </style:style>
    <style:style style:name="T10" style:family="text">
      <style:text-properties fo:font-weight="bold" officeooo:rsid="000c5e4e" style:font-weight-asian="bold" style:font-weight-complex="bold"/>
    </style:style>
    <style:style style:name="T11" style:family="text">
      <style:text-properties officeooo:rsid="0007d185"/>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officeooo:rsid="00086552"/>
    </style:style>
    <style:style style:name="T15" style:family="text">
      <style:text-properties officeooo:rsid="000a2463"/>
    </style:style>
    <style:style style:name="T16" style:family="text">
      <style:text-properties officeooo:rsid="000c5e4e"/>
    </style:style>
    <style:style style:name="T17" style:family="text">
      <style:text-properties officeooo:rsid="000e1145"/>
    </style:style>
    <style:style style:name="T18" style:family="text"/>
    <style:style style:name="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fo:padding="0.026cm" fo:border="none"/>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ge-content" fo:background-color="#ffffff" style:background-transparency="100%" draw:fill="solid" draw:fill-color="#ffffff" draw:opacity="0%" fo:padding="0.026cm" fo:border="none"/>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h text:style-name="Heading_20_1" text:outline-level="1">Datos identificativos del proyecto</text:h>
      <text:h text:style-name="P18" text:outline-level="2">Nombre y apellidos del alumno o alumna</text:h>
      <text:h text:style-name="Heading_20_2" text:outline-level="2">Breve descripción del proyecto</text:h>
      <text:p text:style-name="Standard_20__28_user_29_">(Tiene como finalidad recordar al tutor o tutora las referencias básicas del proyecto: idea de negocio, nombre de la empresa ...)</text:p>
      <text:h text:style-name="Heading_20_1" text:outline-level="1">Caracterización general del sector de actividad</text:h>
      <text:p text:style-name="P3"><draw:frame draw:style-name="fr2" draw:name="Marco1" text:anchor-type="char" svg:x="-0.192cm" svg:y="0.286cm" draw:z-index="5"><draw:text-box fo:min-height="0.041cm" fo:min-width="0.041cm"><text:p text:style-name="Standard"/></draw:text-box></draw:frame><text:bookmark text:name="_GoBack"/></text:p>
      <text:p text:style-name="P5">Interesa conocer cómo está evolucionando el sector. <text:s/>En concreto habrá que caracterizarlo en cuanto a: tamaño, tasa de crecimiento, tipología de empresas, momento del ciclo de vida del mercado, tipo de competencia, existencia de empresas líderes o de barreras de entrada y cualquier otro dato de interés.</text:p>
      <text:p text:style-name="P5">La mayoría de aspectos los desarrollaremos en los siguientes apartados, por lo cual debe ser simplemente una descripción general o introductoria.</text:p>
      <text:p text:style-name="P5"/>
      <text:p text:style-name="P9">La gestión de un evento, ya de por si engorrosa en la era pre-covid, en la actualidad se complicada, debido a las restricciones sanitarias establecidas por el gobierno debido a la pandemia mundial que estamos viviendo. Mediante el proyecto que nos ocupa, y a través de su plataforma, se conseguirá simplificar al máximo la tramitación para el cierre de una fecha para una actuación, ya sea por parte de un artistas como de un local de eventos artísticos (en un principio música).</text:p>
      <text:p text:style-name="P9">El ámbito donde se va a centrar el proyecto es en el sector artístico, como ya se ha comentado con anterioridad principalmente en músicos y salas de conciertos, pero en un futuro se ampliará para llegar a actores y teatros, sin olvidar a los representantes de artistas y promotoras de eventos.</text:p>
      <text:p text:style-name="P9">Este es un sector que siempre esta en movimiento, aunque siempre es el más afectado en cuanto a crisis económicas – el acudir a este tipo de eventos, es lo primero que se cae de los presupuestos personales de la población “estándar” -, con ello quiero decir que aunque la tasa de crecimiento es más bien lineal,pudiendo sufrir alguna caída, como el resto de mercados, la música siempre ha estado y estará presente en nuestra sociedad.</text:p>
      <text:p text:style-name="P9">Centrándonos en la primera fase del proyecto, el tipo de público al que va dirigido el proyecto son músicos, a quienes por norma, le apasiona su profesión y suelen invertir el dinero del que disponen para satisfacer su necesidad/pasión por “llevar su música a la calle”.</text:p>
      <text:p text:style-name="P9">Primero me gustaría definir varios conceptos que voy a nombrar en este documento:</text:p>
      <text:p text:style-name="P9">Hablamos de <text:span text:style-name="T9">Pub </text:span><text:span text:style-name="T10">o pequeña sala de conciertos</text:span>, como un establecimiento donde se sirven bebidas alcohólicas y se escucha música, ya sea en directo o no. Estos locales tienen como medio de negocio la consumición, por parte de su clientela, de las bebidas que se sirven en el, pero que disponen de un espacio y del equipo técnico necesario para la realización de conciertos, de los cuales también reciben ingresos, aunque en menor medida por no ser estos su principal linea de negocio.</text:p>
      <text:p text:style-name="P9">Nos referiremos como <text:span text:style-name="T9">Sala de conciertos </text:span>a un local dedicado a la música en vivo, de mayor tamaño que el anterior. <text:s/>Su principal forma de negocio es el alquiler del espacio para la realización de conciertos, ademas de disponer de una o varias zona con servicio de barra donde pueden ofrecer bebidas alcohólicas o no al público del evento.</text:p>
      <text:p text:style-name="P9">Con el término <text:span text:style-name="T9">Artista</text:span>, según la RAE es una persona dotada de la capacidad para crear obras de arte, nosotros vamos a modificar un poco esta definición y, <text:span text:style-name="T11">centrándonos en el arte musical,</text:span> vamos a decir que es una persona capaz de crear y/o interpretar obras musicales propias o no, nos referimos tanto a músicos solistas como a grupos musicales o banda<text:span text:style-name="T11">s</text:span>.</text:p>
      <text:p text:style-name="P9"><text:soft-page-break/>Referente a <text:span text:style-name="T9">Promotoras de conciertos</text:span>, decimos que puede ser una empresa o un individuo, encargados de organizar giras, conciertos o reclutar grupos para un festival.</text:p>
      <text:p text:style-name="P9">Como <text:span text:style-name="T9">Manager o representante</text:span>, nos referimos a la persona o compañía que representa un artista, y se encarga de mediar por el frente a las promotoras, pubs y/o salas de conciertos.</text:p>
      <text:p text:style-name="P10"/>
      <text:p text:style-name="P26">Sabiendo estos conceptos, en el primer punto nos vamos a centrar en los pubs (o pequeñas salas de conciertos) y en las salas de conciertos.</text:p>
      <text:p text:style-name="P15"/>
      <text:p text:style-name="P15">Pubs o pequeñas salas de conciertos y Salas de conciertos:</text:p>
      <text:p text:style-name="P11"><text:span text:style-name="T16">Aunque en la aplicación, que se pretende desarrollar, van a quedar agrupados estos dos tipos de perfil en un mismo tipo de usuario, para el propósito que atañe a este documento debemos </text:span>distinguir <text:span text:style-name="T11">los </text:span>dos grupos, <text:span text:style-name="T11">ya que, aunque semejantes, tienen lineas de negocio claramente diferenciadas. Este apartado también nos ayudará a saber que estamos frente a dos tipos de salas, y con ello dos tipos distintos de clientes potenciales, por lo que se nos presenta la opción de crear distintas ramas de dirigir futuras campañas de marketing focalizadas a uno u otro tipo de sala o campañas que engloben a los dos tipos. </text:span></text:p>
      <text:list xml:id="list4144434207567084494" text:style-name="L1">
        <text:list-item>
          <text:p text:style-name="P27"><text:span text:style-name="T8">Podemos hablar que los Pubs son p</text:span><text:span text:style-name="T7">equeños </text:span><text:span text:style-name="T8">o medianos </text:span><text:span text:style-name="T7">locales que, aunque tienen centrada su actividad en el ocio nocturno, disponen de un espacio y del equipo necesario para la realización de </text:span><text:span text:style-name="T8">conciertos</text:span><text:span text:style-name="T7">. </text:span><text:span text:style-name="T8">Para e</text:span><text:span text:style-name="T7">ste tipo de locales su primera forma de ingresos no son la realización de este </text:span><text:span text:style-name="T8">tipo </text:span><text:span text:style-name="T7">eventos, si no las consumiciones en barra de su clientela. Los conciertos, además de ser, </text:span><text:span text:style-name="T8">mayoritariamente,</text:span><text:span text:style-name="T7"> parte de su cultura y su forma de vida, pueden ser un reclamo para atraer clientela y aprovechar el público del </text:span><text:span text:style-name="T8">artista</text:span><text:span text:style-name="T7">, que este actuando, para aumentar sus ingresos, en horas en las que tendrían el local “medio vacío”, esta franja </text:span><text:span text:style-name="T8">suele estar establecida </text:span><text:span text:style-name="T7">de 20 a 23/24h. Horario de cena para sus clientes habituales.</text:span></text:p>
          <text:p text:style-name="P28">Centrándonos en el tema que nos ocupa, estos locales obtienen beneficios (o no), a partir de estos eventos, de distintas formas.</text:p>
          <text:list>
            <text:list-item>
              <text:p text:style-name="P28">Cobrando al artista o al promotor un importe establecido, en concepto de alquiler de sala, que, aunque no tiene porque, suele incluir personal técnico de sonido y/o de luces, equipo de sonido, el espacio para realizar el concierto, personal para la taquilla, y caterin. En este caso el artista suele quedarse con la totalidad del importe conseguido por la venta de entradas, o, por decisión suya, no cobra entrada y realiza un concierto <text:span text:style-name="T13">gratu</text:span><text:span text:style-name="T14">i</text:span><text:span text:style-name="T13">to</text:span>.</text:p>
            </text:list-item>
            <text:list-item>
              <text:p text:style-name="P28">No cobrando alquiler de sala, y quedándose con la totalidad del monto conseguido por la venta de entradas o un porcentaje de las mismas, compartiendo los beneficios de la venta de éstas con el artista, incluso ofreciéndole un porcentaje del importe conseguido en la barra durante la duración del evento.</text:p>
            </text:list-item>
          </text:list>
        </text:list-item>
        <text:list-item>
          <text:p text:style-name="P29"><text:span text:style-name="T15">Las salas de conciertos, son l</text:span>ocales que <text:span text:style-name="T15">centran su linea de negocio en la realización de eventos, y como extra añadido obtienen un beneficio de las consumiciones que el público pueda hacer en la barra que tenga disponible el local. Aunque también existen locales que </text:span>dividen sus ingresos entre la realización de conciertos y el ocio nocturno posterior al evento.</text:p>
          <text:p text:style-name="P30">Estos locales disponen de una superficie mayor, que la de un Pub o pequeña sala de conciertos, para llevar acabo un evento, así como de un equipo técnico más grande y con mejores prestaciones, además de disponer de personal cualificado para este tipo de espectáculos.</text:p>
          <text:p text:style-name="P29"><text:span text:style-name="T15">É</text:span>stos suelen <text:span text:style-name="T15">estar dirigidos a artistas con una mayor carrera profesional y que dispongan de un público más o menos grande y, por ello, obtienen sus ingresos mediante un importe mayor, que el de un Pub, en concepto de “alquiler de sala”, al artista o al promotor que quiera organizar un concierto o un festival que englobe a varios artistas. <text:s/></text:span></text:p>
          <text:p text:style-name="P31"><text:soft-page-break/>En este punto el artista o el promotor que organice el evento saca su beneficio exclusivamente por la venta de entradas al <text:span text:style-name="T12">espectáculo</text:span>, claro esta que el beneficio lo sabrá después de haber descontado todos los gastos del importe total obtenido por la venta de entradas.</text:p>
        </text:list-item>
      </text:list>
      <text:p text:style-name="P12"/>
      <text:p text:style-name="P16"/>
      <text:p text:style-name="P32">Artistas</text:p>
      <text:p text:style-name="P13">En cuanto a los artistas, es la parte de esta industria la que queda más castigada a la hora de conseguir ingresos.</text:p>
      <text:p text:style-name="P13">Los gastos, de un artista, suelen superar los ingresos que obtienen por la realización de un concierto, el cache que les proponen cobrar los promotores que podrían contratarles no suele <text:s/>ser suficiente para cubrir gastos de desplazamiento, dietas y alojamiento.</text:p>
      <text:p text:style-name="P13">La gran mayoría de personas que podemos considerar artistas/músicos suelen hacerlo por vocación, por motivación propia, por pasión por la música, o porque simplemente lo necesitan como via de escape <text:span text:style-name="T17">de un trabajo poco gratificante y </text:span>de una sociedad tan …………..... como la que vivimos, <text:span text:style-name="T17">que las reglas básicas, para ser aceptado, son: Trabaja (invirtiendo la mayor parte de tu tiempo diario en una empresa que se cree que te esta haciendo un favor, y por ello le tienes que estar agradecido), consume los pocos ingresos que obtengas por tu tiempo, duerme y vuelve a trabajar para poder seguir consumiendo y durmiendo.</text:span></text:p>
      <text:p text:style-name="P14">Ahora que hemos profundizado en el perfil medio de un artista, podemos sacar en claro que poco tenemos para rascar de este tipo de usuario, ya que queda explotado tanto por las salas como por las promotoras.</text:p>
      <text:p text:style-name="P14"/>
      <text:p text:style-name="P9"/>
      <text:p text:style-name="P8"/>
      <text:h text:style-name="P17" text:outline-level="1">Análisis de los Clientes</text:h>
      <text:p text:style-name="Standard_20__28_user_29_"/>
      <text:p text:style-name="Standard_20__28_user_29_">Definir el segmento de mercado al que se dirige la empresa, su «<text:span text:style-name="T3">target group</text:span>» y las razones que motivan el consumo<text:span text:style-name="T1">. Te puedes plantear entre otras preguntas:</text:span></text:p>
      <text:list xml:id="list6161963364540987964" text:style-name="WW8Num7">
        <text:list-item>
          <text:p text:style-name="P19">¿Quiénes serán nuestros clientes?</text:p>
        </text:list-item>
        <text:list-item>
          <text:p text:style-name="P19">¿Cuáles son sus necesidades, sus gustos, <text:s/>sus preferencias?</text:p>
        </text:list-item>
        <text:list-item>
          <text:p text:style-name="P20"><text:span text:style-name="T5">¿Cuáles son sus <text:s/>hábitos de compra?</text:span></text:p>
          <text:list>
            <text:list-header>
              <text:p text:style-name="P21">Depende, si hablamos del grupo de clientes potenciales “Artista”, se pueden distinguir distintos sub-grupos:</text:p>
              <text:list>
                <text:list-item>
                  <text:p text:style-name="P21">Artistas que mantienen su actividad por hobbie, quienes no se plantean realizar giras para promover su música, si no que se “conforman” con actuar de vez en cuando en pequeñas salas de su localidad.</text:p>
                  <text:list>
                    <text:list-item>
                      <text:p text:style-name="P21">Artistas que luchan por labrarse una reputación, que si que pretenden organizar giras, vamos a hablar a nivel nacional, para promover su música y darse a conocer y conocer a otras bandas.</text:p>
                    </text:list-item>
                    <text:list-item>
                      <text:p text:style-name="P21">Artistas ya medio consolidados, que tienen un cierto público y que, aunque no se ganen la vida con ello, tienen un objetivo profesional.</text:p>
                    </text:list-item>
                    <text:list-item>
                      <text:p text:style-name="P21">Artistas de “alto nivel” que no suelen ser ellos quienes se organizan las giras/conciertos, si no que suelen contar con alguna agencia de managment para este fin, de aquí surge la necesidad de un tercer usuario con funcionalidades semejantes a las del usuario artista, pero teniendo en cuenta que, este tipo de usuario, tiene la necesidad de gestionar varios usuarios artistas.</text:p>
                      <text:p text:style-name="P21"/>
                      <text:p text:style-name="P21">En cuanto a las salas de conciertos, en este punto podemos englobar a los dos grandes grupos que <text:soft-page-break/>hemos mencionado: pequeñas salas o pubs y salas de concierto como tal.</text:p>
                    </text:list-item>
                    <text:list-item>
                      <text:p text:style-name="P21">Creemos que, aunque a la aplicación le pueden sacar más partido el grupo de artistas, este tipo de posible cliente es el que tenemos que conseguir, debido a que, para atraer a los artista, la aplicación tiene que contar con una amplia oferta de salas disponibles para que el producto sea atractivo para el grupo de usuarios artista</text:p>
                    </text:list-item>
                  </text:list>
                </text:list-item>
              </text:list>
            </text:list-header>
          </text:list>
        </text:list-item>
      </text:list>
      <text:p text:style-name="P22"/>
      <text:list xml:id="list135447617172929" text:continue-numbering="true" text:style-name="WW8Num7">
        <text:list-item>
          <text:p text:style-name="P20"><text:span text:style-name="T5">Datos básicos sobre edad, nacionalidad, lug</text:span><text:span text:style-name="T4">a</text:span><text:span text:style-name="T5">r de residencia, capacidad ecónomica, profesión…</text:span><text:span text:style-name="T4"> (Según cuál sea nuestro producto, <text:s/>nos interesarán unos datos u otros.)</text:span></text:p>
          <text:list>
            <text:list-item>
              <text:p text:style-name="P23"><text:span text:style-name="T4">Sobre los datos demográficos , los rango de edades es amplio, desde los 20 años hasta los 50 años, más que centrarnos en la nacionalidad vamos a focalizar los clientes en su lugar de residencia, en una primera fase dentro del territorio español.</text:span></text:p>
            </text:list-item>
            <text:list-item>
              <text:p text:style-name="P24"><text:span text:style-name="T4">En cuanto a la capacidad económica y profesión podriamos distinguir tres grupos:</text:span></text:p>
            </text:list-item>
          </text:list>
          <text:p text:style-name="P24"><text:span text:style-name="T4">Artistas que no tienen mucho pero lo poco que tienen no les importa invertirlo para promover su música</text:span></text:p>
          <text:p text:style-name="P24"><text:span text:style-name="T4">Artistas que cuentan con un presupuesto destinado para la realización de giras para promover un disco, su banda, en definitiva su música</text:span></text:p>
          <text:p text:style-name="P24"><text:span text:style-name="T4">Pequeñas salas de conciertos, depende de distintos factores, el primero del “éxito” de la sala en cuestión, contará con un presupuesto u otro para destinar a la gestión de este tipo de eventos.</text:span></text:p>
          <text:p text:style-name="P24"><text:span text:style-name="T4">Medianos/grandes salas de conciertos, cuando hablamos de este tipo de locales se entiende que ya cuentan con cierta demanda, por parte de artistas y promotores, y siendo que su actividad principal es la realización de espectáculos, se pueden permitir invertir en implementar su gestión para estos eventos con nuestra oferta.</text:span></text:p>
          <text:p text:style-name="P24"><text:span text:style-name="T4">Promotores y managers, igualmente depende del nivel que tenga esta figura </text:span></text:p>
        </text:list-item>
      </text:list>
      <text:p text:style-name="P4"/>
      <text:p text:style-name="Standard_20__28_user_29_">Identificación de quiénes intervienen el proceso de compra: Prescriptores, influenciadores, etc.</text:p>
      <text:p text:style-name="P4"/>
      <text:h text:style-name="Heading_20_1" text:outline-level="1">La demanda</text:h>
      <text:p text:style-name="Standard_20__28_user_29_"/>
      <text:p text:style-name="Standard_20__28_user_29_">Se trata de cuantificar la demanda en términos globales (unidades consumidas y/o cifra de ventas) por nuestro mercado de referencia. Es importante determinar tanto el mercado real como el potencial, la diferencia entre ambas magnitudes nos informa del hueco de mercado disponible. .</text:p>
      <text:p text:style-name="Standard_20__28_user_29_"/>
      <text:p text:style-name="Standard_20__28_user_29_">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P4"/>
      <text:p text:style-name="P4">Es importante que expliques cómo estimas la demanda y de dónde sacas los datos. </text:p>
      <text:p text:style-name="Standard_20__28_user_29_"/>
      <text:p text:style-name="Standard_20__28_user_29_"/>
      <text:p text:style-name="Standard_20__28_user_29_"/>
      <text:p text:style-name="Standard_20__28_user_29_"/>
      <text:h text:style-name="Heading_20_1" text:outline-level="1">Proveedores e Intermediarios</text:h>
      <text:p text:style-name="P4"/>
      <text:p text:style-name="Standard_20__28_user_29_">Señala las características más relevantes de estos agentes del mercado para tu negocio<text:span text:style-name="T1">.</text:span></text:p>
      <text:p text:style-name="Standard_20__28_user_29_"><text:span text:style-name="T2">E</text:span><text:span text:style-name="T6">labora</text:span><text:span text:style-name="T2"> </text:span><text:span text:style-name="T6"><text:s/>un listado detallado de </text:span><text:span text:style-name="T2">los mismos y </text:span><text:span text:style-name="T6"><text:s/></text:span><text:span text:style-name="T2">obtén </text:span><text:span text:style-name="T6"><text:s/>información real sobre las características de los mismos</text:span><text:span text:style-name="T2"> s que </text:span><text:soft-page-break/><text:span text:style-name="T2">creas que te puedan interesar más .(Sus precios, descuentos, si aceptan pago aplazado, plazos y forma de entrega ...)</text:span></text:p>
      <text:p text:style-name="P7">También nos puede interesar el tamaño de estas empresas, saber si hay pocos o muchos, si hay mucha o poco competencia entre ellos, ya que esto determina el poder de negociación.</text:p>
      <text:h text:style-name="Heading_20_1" text:outline-level="1">Competencia</text:h>
      <text:p text:style-name="Standard_20__28_user_29_"/>
      <text:p text:style-name="Standard_20__28_user_29_">Identifica tu competencia, est<text:span text:style-name="T1">ú</text:span>di<text:span text:style-name="T1">a</text:span>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P6">Ten en cuenta no solo a quienes ofrecen un producto o servicio similar al tuyo sino también a quien ofrece productos sustitutivos que cubren la misma necesidad</text:p>
      <text:p text:style-name="Standard_20__28_user_29_"/>
      <text:p text:style-name="Standard_20__28_user_29_"/>
      <text:p text:style-name="Standard_20__28_user_29_"/>
      <text:h text:style-name="Heading_20_1" text:outline-level="1">Referencias al material consultado para la realización del apartado</text:h>
      <text:p text:style-name="Standard_20__28_user_29_"/>
      <text:p text:style-name="Standard_20__28_user_29_">No te olvides de incluir las fuentes de información que has utilizado como notas al final de documento. Si se trata de documentos publicados en Internet, por favor incluye el enlace .</text:p>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r" svg:font-family="Calir"/>
    <style:font-face style:name="Courier New" svg:font-family="'Courier New'" style:font-family-generic="modern"/>
    <style:font-face style:name="Arial Unicode MS1" svg:font-family="'Arial Unicode MS'" style:font-family-generic="swiss"/>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es" fo:country="ES" style:letter-kerning="true" style:font-name-asian="DejaVu Sans" style:font-family-asian="'DejaVu Sans', Arial" style:font-family-generic-asian="swiss" style:font-pitch-asian="variable" style:font-size-asian="12pt" style:language-asian="zh" style:country-asian="CN" style:font-name-complex="DejaVu Sans" style:font-family-complex="'DejaVu Sans', 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0pt" fo:language="ru" fo:country="RU"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top="0.423cm" fo:margin-bottom="0.106cm" loext:contextual-spacing="false" fo:keep-with-next="always"/>
      <style:text-properties fo:color="#1f497d"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family-generic-asian="swiss" style:font-pitch-asian="variable" style:font-size-asian="14pt" style:font-name-complex="DejaVu Sans" style:font-family-complex="'DejaVu Sans', Arial" style:font-family-generic-complex="swiss" style:font-pitch-complex="variable" style:font-size-complex="14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Epígrafe"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Header" style:family="paragraph" style:parent-style-name="Standard_20__28_user_29_" style:class="extra">
      <style:paragraph-properties fo:text-align="end" style:justify-single-word="false"/>
    </style:style>
    <style:style style:name="Footer" style:family="paragraph" style:parent-style-name="Standard_20__28_user_29_" style:class="extra"/>
    <style:style style:name="Sin_20_espaciado" style:display-name="Sin espaciado" style:family="paragraph">
      <style:paragraph-properties fo:line-height="150%" fo:orphans="0" fo:widows="0" fo:hyphenation-ladder-count="no-limit" style:vertical-align="baseline"/>
      <style:text-properties style:use-window-font-color="true" style:font-name="Cambria" fo:font-family="Cambria" style:font-family-generic="roman" style:font-pitch="variable" fo:font-size="11pt" fo:language="es" fo:country="ES" style:letter-kerning="true" style:font-name-asian="Arial" style:font-family-asian="Arial"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plan_20_de_20_empresas" style:display-name="plan de empresas" style:family="paragraph" style:parent-style-name="Heading_20_1" style:next-style-name="Standard_20__28_user_29_" style:default-outline-level="" style:list-style-name="">
      <style:text-properties fo:font-size="20pt" style:font-size-asian="20pt"/>
    </style:style>
    <style:style style:name="Footnote_20__28_user_29_" style:display-name="Footnote (user)" style:family="paragraph" style:parent-style-name="Standard_20__28_user_29_"/>
    <style:style style:name="Párrafo_20_de_20_lista" style:display-name="Párrafo de lista" style:family="paragraph" style:parent-style-name="Standard_20__28_user_29_">
      <style:paragraph-properties fo:margin-left="1.27cm" fo:margin-right="0cm" fo:text-indent="0cm" style:auto-text-indent="false"/>
    </style:style>
    <style:style style:name="Estilo1" style:family="paragraph" style:parent-style-name="Standard_20__28_user_29_">
      <style:text-properties fo:color="#1f497d"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o_20_de_20_globo" style:display-name="Texto de globo" style:family="paragraph" style:parent-style-name="Standard_20__28_user_29_">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_20__28_user_29_"/>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Encabezado_20_Car" style:display-name="Encabezado Car" style:family="text">
      <style:text-properties fo:language="ru" fo:country="RU" style:font-size-complex="12pt"/>
    </style:style>
    <style:style style:name="Pie_20_de_20_página_20_Car" style:display-name="Pie de página Car" style:family="text">
      <style:text-properties fo:font-size="12pt" fo:language="ru" fo:country="RU" style:font-size-asian="12pt" style:font-size-complex="12pt"/>
    </style:style>
    <style:style style:name="Sin_20_espaciado_20_Car" style:display-name="Sin espaciado Car" style:family="text">
      <style:text-properties style:font-name="Cambria" fo:font-family="Cambria" style:font-family-generic="roman" style:font-pitch="variable" fo:font-size="11pt" fo:language="es" fo:country="ES" style:font-size-asian="11pt" style:font-name-complex="Cambria" style:font-family-complex="Cambria" style:font-family-generic-complex="roman" style:font-pitch-complex="variable"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text-properties fo:font-size="12pt" fo:language="ru" fo:country="RU" style:font-size-asian="12pt" style:font-size-complex="12pt"/>
    </style:style>
    <style:style style:name="Footnote_20_Symbol_20__28_user_29_" style:display-name="Footnote Symbol (user)" style:family="text">
      <style:text-properties style:text-position="super 58%"/>
    </style:style>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Lucida Grande" fo:font-family="'Lucida Grande'" style:font-pitch="variable" fo:font-size="9pt" fo:language="ru" fo:country="RU" style:font-size-asian="9pt" style:font-name-complex="Lucida Grande" style:font-family-complex="'Lucida Grande'" style:font-pitch-complex="variable" style:font-size-complex="9pt"/>
    </style:style>
    <style:style style:name="Footnote_20_anchor_20__28_user_29_" style:display-name="Footnote anchor (user)" style:family="text">
      <style:text-properties style:text-position="super 58%"/>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ootnote_20_Symbol" style:display-name="Footnote Symbol" style:family="text">
      <style:text-properties style:text-position="super 58%"/>
    </style:style>
    <style:style style:name="Numbering_20_Symbols" style:display-name="Numbering Symbols" style:family="text">
      <style:text-properties style:font-name="Calibri" fo:font-family="Calibri" style:font-family-generic="swiss" style:font-pitch="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6z3" style:num-suffix="." style:num-format="1">
        <style:list-level-properties text:list-level-position-and-space-mode="label-alignment">
          <style:list-level-label-alignment text:label-followed-by="listtab"/>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6z6" style:num-suffix="." style:num-format="1">
        <style:list-level-properties text:list-level-position-and-space-mode="label-alignment">
          <style:list-level-label-alignment text:label-followed-by="listtab"/>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prefix=" " style:num-suffix="." style:num-format="1">
        <style:list-level-properties text:list-level-position-and-space-mode="label-alignment">
          <style:list-level-label-alignment text:label-followed-by="listtab" fo:text-indent="-0.635cm" fo:margin-left="1.482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752cm"/>
        </style:list-level-properties>
        <style:text-properties style:font-name="StarSymbol"/>
      </text:list-level-style-bullet>
      <text:list-level-style-bullet text:level="3" text:bullet-char="•">
        <style:list-level-properties text:list-level-position-and-space-mode="label-alignment">
          <style:list-level-label-alignment text:label-followed-by="listtab" fo:text-indent="-0.635cm" fo:margin-left="4.022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292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562cm"/>
        </style:list-level-properties>
        <style:text-properties style:font-name="StarSymbol"/>
      </text:list-level-style-bullet>
      <text:list-level-style-bullet text:level="6" text:bullet-char="•">
        <style:list-level-properties text:list-level-position-and-space-mode="label-alignment">
          <style:list-level-label-alignment text:label-followed-by="listtab" fo:text-indent="-0.635cm" fo:margin-left="7.83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9.102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372cm"/>
        </style:list-level-properties>
        <style:text-properties style:font-name="StarSymbol"/>
      </text:list-level-style-bullet>
      <text:list-level-style-bullet text:level="9" text:bullet-char="•">
        <style:list-level-properties text:list-level-position-and-space-mode="label-alignment">
          <style:list-level-label-alignment text:label-followed-by="listtab" fo:text-indent="-0.635cm" fo:margin-left="11.64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MP2" style:family="paragraph" style:parent-style-name="Header">
      <style:paragraph-properties fo:line-height="115%" fo:text-align="center" style:justify-single-word="false"/>
      <style:text-properties style:font-name="Cambria" style:font-name-complex="Cambria"/>
    </style:style>
    <style:style style:name="MT1" style:family="text"/>
    <style:style style:name="M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fo:padding="0.026cm" fo:border="none"/>
    </style:style>
    <style:page-layout style:name="Mpm1">
      <style:page-layout-properties fo:page-width="21.59cm" fo:page-height="27.94cm" style:num-format="1" style:print-orientation="portrait" fo:margin-top="1.27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2.499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Marco2" text:anchor-type="char" svg:y="0.002cm" draw:z-index="4"><draw:text-box fo:min-height="0.041cm" fo:min-width="0.041cm"><text:p text:style-name="Header"><text:span text:style-name="Page_20_Number"><text:page-number text:select-page="current">5</text:page-number></text:span></text:p></draw:text-box></draw:frame>Estudio de mercado </text:p>
        <text:p text:style-name="MP2"/>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pia de Cityscape Business Plan</dc:title>
    <meta:initial-creator>Lourdes Barroso</meta:initial-creator>
    <meta:creation-date>2019-10-28T16:01:00</meta:creation-date>
    <dc:date>2022-01-23T13:54:46.887000000</dc:date>
    <meta:print-date>2009-07-18T17:58:00</meta:print-date>
    <meta:editing-cycles>10</meta:editing-cycles>
    <meta:editing-duration>PT1H47M11S</meta:editing-duration>
    <meta:generator>LibreOffice/5.0.0.5$Windows_x86 LibreOffice_project/1b1a90865e348b492231e1c451437d7a15bb262b</meta:generator>
    <meta:document-statistic meta:table-count="0" meta:image-count="0" meta:object-count="0" meta:page-count="5" meta:paragraph-count="70" meta:word-count="2302" meta:character-count="13872" meta:non-whitespace-character-count="11633"/>
    <meta:user-defined meta:name="Información 1"/>
    <meta:user-defined meta:name="Información 2"/>
    <meta:user-defined meta:name="Información 3"/>
    <meta:user-defined meta:name="Información 4"/>
  </office:meta>
</office:document-meta>
</file>